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49in" svg:x="9.2091in" svg:y="1.2969in">
            <draw:object draw:notify-on-update-of-ranges="Sheet1.E8:Sheet1.E9 Sheet1.E10:Sheet1.E21 Sheet1.F8:Sheet1.F9 Sheet1.F10:Sheet1.F21 Sheet1.E8:Sheet1.E9 Sheet1.E10:Sheet1.E21 Sheet1.G8:Sheet1.G9 Sheet1.G10:Sheet1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</text:p>
          </table:table-cell>
          <table:table-cell table:style-name="Default" table:formula="of:=MAX([.C10:.C82])-2" office:value-type="float" office:value="10" calcext:value-type="float">
            <text:p>10</text:p>
          </table:table-cell>
          <table:table-cell/>
          <table:table-cell table:style-name="Default"/>
          <table:table-cell table:style-name="Default" office:value-type="string" calcext:value-type="string">
            <text:p>density</text:p>
          </table:table-cell>
          <table:table-cell office:value-type="float" office:value="46.5110350462916" calcext:value-type="float">
            <text:p>46.5110350463</text:p>
          </table:table-cell>
          <table:table-cell office:value-type="string" calcext:value-type="string">
            <text:p>lb/ft^3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x</text:p>
          </table:table-cell>
          <table:table-cell table:style-name="Default" office:value-type="float" office:value="1.20570866141732" calcext:value-type="float">
            <text:p>1.2057086614</text:p>
          </table:table-cell>
          <table:table-cell office:value-type="string" calcext:value-type="string">
            <text:p>ft</text:p>
          </table:table-cell>
          <table:table-cell table:style-name="Default"/>
          <table:table-cell table:style-name="Default" office:value-type="string" calcext:value-type="string">
            <text:p>L</text:p>
          </table:table-cell>
          <table:table-cell office:value-type="float" office:value="12.057063" calcext:value-type="float">
            <text:p>12.05706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</text:p>
          </table:table-cell>
          <table:table-cell table:style-name="Default" office:value-type="float" office:value="32.2" calcext:value-type="float">
            <text:p>32.2</text:p>
          </table:table-cell>
          <table:table-cell office:value-type="string" calcext:value-type="string">
            <text:p>ft/s^2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formula="of:=AVERAGE([.D10:.D21])" office:value-type="float" office:value="46.5110339732585" calcext:value-type="float">
            <text:p>46.5110339733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l</text:p>
          </table:table-cell>
          <table:table-cell table:style-name="ce1" office:value-type="string" calcext:value-type="string">
            <text:p>Density</text:p>
          </table:table-cell>
          <table:table-cell office:value-type="string" calcext:value-type="string">
            <text:p>Height</text:p>
          </table:table-cell>
          <table:table-cell table:style-name="ce1" office:value-type="string" calcext:value-type="string">
            <text:p>Pressure</text:p>
          </table:table-cell>
          <table:table-cell table:style-name="Default" office:value-type="string" calcext:value-type="string">
            <text:p>Calc. Pressure</text:p>
          </table:table-cell>
          <table:table-cell table:style-name="Default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style-name="ce1" office:value-type="string" calcext:value-type="string">
            <text:p>lb/ft^3</text:p>
          </table:table-cell>
          <table:table-cell office:value-type="string" calcext:value-type="string">
            <text:p>ft</text:p>
          </table:table-cell>
          <table:table-cell table:style-name="ce1" office:value-type="string" calcext:value-type="string">
            <text:p>lb/ft^2</text:p>
          </table:table-cell>
          <table:table-cell office:value-type="string" calcext:value-type="string">
            <text:p>lb/ft^2</text:p>
          </table:table-cell>
          <table:table-cell table:style-name="ce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.5126210400313" calcext:value-type="float">
            <text:p>46.51262104</text:p>
          </table:table-cell>
          <table:table-cell table:formula="of:=dx+[.E11]" office:value-type="float" office:value="13.2627952755905" calcext:value-type="float">
            <text:p>13.2627952756</text:p>
          </table:table-cell>
          <table:table-cell office:value-type="float" office:value="616.913196499609" calcext:value-type="float">
            <text:p>616.9131964996</text:p>
          </table:table-cell>
          <table:table-cell table:formula="of:=[.D10]*[.E10]" office:value-type="float" office:value="616.887370585061" calcext:value-type="float">
            <text:p>616.8873705851</text:p>
          </table:table-cell>
          <table:table-cell table:formula="of:=([.F10]-[.G10])/[.G10]" office:value-type="percentage" office:value="0.0000418648780624274" calcext:value-type="percentage">
            <text:p>0.0042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.5123279841289" calcext:value-type="float">
            <text:p>46.5123279841</text:p>
          </table:table-cell>
          <table:table-cell table:formula="of:=(Ncells-[.C11]+2)*dx" office:value-type="float" office:value="12.0570866141732" calcext:value-type="float">
            <text:p>12.0570866142</text:p>
          </table:table-cell>
          <table:table-cell office:value-type="float" office:value="560.832526446421" calcext:value-type="float">
            <text:p>560.8325264464</text:p>
          </table:table-cell>
          <table:table-cell table:formula="of:=[.D11]*[.E11]" office:value-type="float" office:value="560.803167131476" calcext:value-type="float">
            <text:p>560.8031671315</text:p>
          </table:table-cell>
          <table:table-cell table:formula="of:=([.F11]-[.G11])/[.G11]" office:value-type="percentage" office:value="0.0000523522630866778" calcext:value-type="percentage">
            <text:p>0.0052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6.5120349289162" calcext:value-type="float">
            <text:p>46.5120349289</text:p>
          </table:table-cell>
          <table:table-cell table:formula="of:=(Ncells-[.C12]+2)*dx" office:value-type="float" office:value="10.8513779527559" calcext:value-type="float">
            <text:p>10.8513779528</text:p>
          </table:table-cell>
          <table:table-cell office:value-type="float" office:value="504.747683021431" calcext:value-type="float">
            <text:p>504.7476830214</text:p>
          </table:table-cell>
          <table:table-cell table:formula="of:=[.D12]*[.E12]" office:value-type="float" office:value="504.719670365453" calcext:value-type="float">
            <text:p>504.7196703655</text:p>
          </table:table-cell>
          <table:table-cell table:formula="of:=([.F12]-[.G12])/[.G12]" office:value-type="percentage" office:value="0.0000555014151861917" calcext:value-type="percentage">
            <text:p>0.0056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6.5117418980195" calcext:value-type="float">
            <text:p>46.511741898</text:p>
          </table:table-cell>
          <table:table-cell table:formula="of:=(Ncells-[.C13]+2)*dx" office:value-type="float" office:value="9.64566929133858" calcext:value-type="float">
            <text:p>9.6456692913</text:p>
          </table:table-cell>
          <table:table-cell office:value-type="float" office:value="448.663192889" calcext:value-type="float">
            <text:p>448.663192889</text:p>
          </table:table-cell>
          <table:table-cell table:formula="of:=[.D13]*[.E13]" office:value-type="float" office:value="448.636880512393" calcext:value-type="float">
            <text:p>448.6368805124</text:p>
          </table:table-cell>
          <table:table-cell table:formula="of:=([.F13]-[.G13])/[.G13]" office:value-type="percentage" office:value="0.000058649606732724" calcext:value-type="percentage">
            <text:p>0.0059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.511448891473" calcext:value-type="float">
            <text:p>46.5114488915</text:p>
          </table:table-cell>
          <table:table-cell table:formula="of:=(Ncells-[.C14]+2)*dx" office:value-type="float" office:value="8.43996062992126" calcext:value-type="float">
            <text:p>8.4399606299</text:p>
          </table:table-cell>
          <table:table-cell office:value-type="float" office:value="392.579056385398" calcext:value-type="float">
            <text:p>392.5790563854</text:p>
          </table:table-cell>
          <table:table-cell table:formula="of:=[.D14]*[.E14]" office:value-type="float" office:value="392.554797484627" calcext:value-type="float">
            <text:p>392.5547974846</text:p>
          </table:table-cell>
          <table:table-cell table:formula="of:=([.F14]-[.G14])/[.G14]" office:value-type="percentage" office:value="0.0000617974889786887" calcext:value-type="percentage">
            <text:p>0.0062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.511155909229" calcext:value-type="float">
            <text:p>46.5111559092</text:p>
          </table:table-cell>
          <table:table-cell table:formula="of:=(Ncells-[.C15]+2)*dx" office:value-type="float" office:value="7.23425196850394" calcext:value-type="float">
            <text:p>7.2342519685</text:p>
          </table:table-cell>
          <table:table-cell office:value-type="float" office:value="336.49527348105" calcext:value-type="float">
            <text:p>336.4952734811</text:p>
          </table:table-cell>
          <table:table-cell table:formula="of:=[.D15]*[.E15]" office:value-type="float" office:value="336.473421193733" calcext:value-type="float">
            <text:p>336.4734211937</text:p>
          </table:table-cell>
          <table:table-cell table:formula="of:=([.F15]-[.G15])/[.G15]" office:value-type="percentage" office:value="0.0000649450623454602" calcext:value-type="percentage">
            <text:p>0.0065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.5108629513249" calcext:value-type="float">
            <text:p>46.5108629513</text:p>
          </table:table-cell>
          <table:table-cell table:formula="of:=(Ncells-[.C16]+2)*dx" office:value-type="float" office:value="6.02854330708661" calcext:value-type="float">
            <text:p>6.0285433071</text:p>
          </table:table-cell>
          <table:table-cell office:value-type="float" office:value="280.411844147002" calcext:value-type="float">
            <text:p>280.411844147</text:p>
          </table:table-cell>
          <table:table-cell table:formula="of:=[.D16]*[.E16]" office:value-type="float" office:value="280.392751552032" calcext:value-type="float">
            <text:p>280.392751552</text:p>
          </table:table-cell>
          <table:table-cell table:formula="of:=([.F16]-[.G16])/[.G16]" office:value-type="percentage" office:value="0.0000680923271533828" calcext:value-type="percentage">
            <text:p>0.0068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.5105700177653" calcext:value-type="float">
            <text:p>46.5105700178</text:p>
          </table:table-cell>
          <table:table-cell table:formula="of:=(Ncells-[.C17]+2)*dx" office:value-type="float" office:value="4.82283464566929" calcext:value-type="float">
            <text:p>4.8228346457</text:p>
          </table:table-cell>
          <table:table-cell office:value-type="float" office:value="224.328768353576" calcext:value-type="float">
            <text:p>224.3287683536</text:p>
          </table:table-cell>
          <table:table-cell table:formula="of:=[.D17]*[.E17]" office:value-type="float" office:value="224.312788471506" calcext:value-type="float">
            <text:p>224.3127884715</text:p>
          </table:table-cell>
          <table:table-cell table:formula="of:=([.F17]-[.G17])/[.G17]" office:value-type="percentage" office:value="0.0000712392823377943" calcext:value-type="percentage">
            <text:p>0.0071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.5102771085272" calcext:value-type="float">
            <text:p>46.5102771085</text:p>
          </table:table-cell>
          <table:table-cell table:formula="of:=(Ncells-[.C18]+2)*dx" office:value-type="float" office:value="3.61712598425197" calcext:value-type="float">
            <text:p>3.6171259843</text:p>
          </table:table-cell>
          <table:table-cell office:value-type="float" office:value="168.246046071404" calcext:value-type="float">
            <text:p>168.2460460714</text:p>
          </table:table-cell>
          <table:table-cell table:formula="of:=[.D18]*[.E18]" office:value-type="float" office:value="168.233531864013" calcext:value-type="float">
            <text:p>168.233531864</text:p>
          </table:table-cell>
          <table:table-cell table:formula="of:=([.F18]-[.G18])/[.G18]" office:value-type="percentage" office:value="0.0000743859280119853" calcext:value-type="percentage">
            <text:p>0.0074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.5099842236181" calcext:value-type="float">
            <text:p>46.5099842236</text:p>
          </table:table-cell>
          <table:table-cell table:formula="of:=(Ncells-[.C19]+2)*dx" office:value-type="float" office:value="2.41141732283464" calcext:value-type="float">
            <text:p>2.4114173228</text:p>
          </table:table-cell>
          <table:table-cell office:value-type="float" office:value="112.163677271335" calcext:value-type="float">
            <text:p>112.1636772713</text:p>
          </table:table-cell>
          <table:table-cell table:formula="of:=[.D19]*[.E19]" office:value-type="float" office:value="112.154981641599" calcext:value-type="float">
            <text:p>112.1549816416</text:p>
          </table:table-cell>
          <table:table-cell table:formula="of:=([.F19]-[.G19])/[.G19]" office:value-type="percentage" office:value="0.0000775322648139005" calcext:value-type="percentage">
            <text:p>0.0078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.5096913630342" calcext:value-type="float">
            <text:p>46.509691363</text:p>
          </table:table-cell>
          <table:table-cell table:formula="of:=(Ncells-[.C20]+2)*dx" office:value-type="float" office:value="1.20570866141732" calcext:value-type="float">
            <text:p>1.2057086614</text:p>
          </table:table-cell>
          <table:table-cell office:value-type="float" office:value="56.0816619239725" calcext:value-type="float">
            <text:p>56.081661924</text:p>
          </table:table-cell>
          <table:table-cell table:formula="of:=[.D20]*[.E20]" office:value-type="float" office:value="56.0771377162568" calcext:value-type="float">
            <text:p>56.0771377163</text:p>
          </table:table-cell>
          <table:table-cell table:formula="of:=([.F20]-[.G20])/[.G20]" office:value-type="percentage" office:value="0.0000806782924384309" calcext:value-type="percentage">
            <text:p>0.0081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6.5096913630342" calcext:value-type="float">
            <text:p>46.509691363</text:p>
          </table:table-cell>
          <table:table-cell table:formula="of:=(Ncells-[.C21]+2)*dx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office:value-type="percentage" office:value="0" calcext:value-type="percentage">
            <text:p>0.0000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2949in" svg:height="3.5449in" svg:x="9.2091in" svg:y="1.2969in">
            <draw:object draw:notify-on-update-of-ranges="Sheet2.E10:Sheet2.E21 Sheet2.F8:Sheet2.F9 Sheet2.F10:Sheet2.F21 Sheet2.E10:Sheet2.E21 Sheet2.G8:Sheet2.G9 Sheet2.G10:Sheet2.G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formula="of:=MAX([.C10:.C82])-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nsity</text:p>
          </table:table-cell>
          <table:table-cell office:value-type="float" office:value="46.5110350462916" calcext:value-type="float">
            <text:p>46.5110350463</text:p>
          </table:table-cell>
          <table:table-cell office:value-type="string" calcext:value-type="string">
            <text:p>lb/ft^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x</text:p>
          </table:table-cell>
          <table:table-cell office:value-type="float" office:value="1.20570866141732" calcext:value-type="float">
            <text:p>1.2057086614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2.057063" calcext:value-type="float">
            <text:p>12.0570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ft/s^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AVERAGE([.D10:.D21])" office:value-type="float" office:value="46.5850901081628" calcext:value-type="float">
            <text:p>46.58509010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ressure</text:p>
          </table:table-cell>
          <table:table-cell office:value-type="string" calcext:value-type="string">
            <text:p>Calc. Pressu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2 error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b/ft^3</text:p>
          </table:table-cell>
          <table:table-cell table:style-name="ce1" office:value-type="string" calcext:value-type="string">
            <text:p>ft</text:p>
          </table:table-cell>
          <table:table-cell table:number-columns-repeated="2" table:style-name="ce1" office:value-type="string" calcext:value-type="string">
            <text:p>lb/ft^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lb/ft^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6.5863941670296" calcext:value-type="float">
            <text:p>46.586394167</text:p>
          </table:table-cell>
          <table:table-cell table:style-name="ce1" table:formula="of:=dx+[.E11]" office:value-type="float" office:value="13.2627952755905" calcext:value-type="float">
            <text:p>13.2627952756</text:p>
          </table:table-cell>
          <table:table-cell office:value-type="float" office:value="617.88691642772" calcext:value-type="float">
            <text:p>617.8869164277</text:p>
          </table:table-cell>
          <table:table-cell table:style-name="ce1" table:formula="of:=[.D10]*[.E10]" office:value-type="float" office:value="617.86580846528" calcext:value-type="float">
            <text:p>617.8658084653</text:p>
          </table:table-cell>
          <table:table-cell table:style-name="ce2" table:formula="of:=([.F10]-[.G10])/[.G10]" office:value-type="percentage" office:value="0.0000341626970640784" calcext:value-type="percentage">
            <text:p>0.0034%</text:p>
          </table:table-cell>
          <table:table-cell table:style-name="ce3" table:formula="of:=([.F10]-[.G10])^2" office:value-type="float" office:value="0.000445546078404386" calcext:value-type="float">
            <text:p>0.000445546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6.5861534506298" calcext:value-type="float">
            <text:p>46.5861534506</text:p>
          </table:table-cell>
          <table:table-cell table:style-name="ce1" table:formula="of:=(Ncells-[.C11]+2)*dx" office:value-type="float" office:value="12.0570866141732" calcext:value-type="float">
            <text:p>12.0570866142</text:p>
          </table:table-cell>
          <table:table-cell office:value-type="float" office:value="561.717297476331" calcext:value-type="float">
            <text:p>561.7172974763</text:p>
          </table:table-cell>
          <table:table-cell table:style-name="ce1" table:formula="of:=[.D11]*[.E11]" office:value-type="float" office:value="561.693287175409" calcext:value-type="float">
            <text:p>561.6932871754</text:p>
          </table:table-cell>
          <table:table-cell table:style-name="ce2" table:formula="of:=([.F11]-[.G11])/[.G11]" office:value-type="percentage" office:value="0.0000427462842640031" calcext:value-type="percentage">
            <text:p>0.0043%</text:p>
          </table:table-cell>
          <table:table-cell table:style-name="ce3" table:formula="of:=([.F11]-[.G11])^2" office:value-type="float" office:value="0.000576494550402562" calcext:value-type="float">
            <text:p>0.000576494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6.5859127122346" calcext:value-type="float">
            <text:p>46.5859127122</text:p>
          </table:table-cell>
          <table:table-cell table:style-name="ce1" table:formula="of:=(Ncells-[.C12]+2)*dx" office:value-type="float" office:value="10.8513779527559" calcext:value-type="float">
            <text:p>10.8513779528</text:p>
          </table:table-cell>
          <table:table-cell office:value-type="float" office:value="505.54426228447" calcext:value-type="float">
            <text:p>505.5442622845</text:p>
          </table:table-cell>
          <table:table-cell table:style-name="ce1" table:formula="of:=[.D12]*[.E12]" office:value-type="float" office:value="505.521346114554" calcext:value-type="float">
            <text:p>505.5213461146</text:p>
          </table:table-cell>
          <table:table-cell table:style-name="ce2" table:formula="of:=([.F12]-[.G12])/[.G12]" office:value-type="percentage" office:value="0.0000453317552111435" calcext:value-type="percentage">
            <text:p>0.0045%</text:p>
          </table:table-cell>
          <table:table-cell table:style-name="ce3" table:formula="of:=([.F12]-[.G12])^2" office:value-type="float" office:value="0.000525150843622316" calcext:value-type="float">
            <text:p>0.000525150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6.5856719677376" calcext:value-type="float">
            <text:p>46.5856719677</text:p>
          </table:table-cell>
          <table:table-cell table:style-name="ce1" table:formula="of:=(Ncells-[.C13]+2)*dx" office:value-type="float" office:value="9.64566929133858" calcext:value-type="float">
            <text:p>9.6456692913</text:p>
          </table:table-cell>
          <table:table-cell office:value-type="float" office:value="449.371516976115" calcext:value-type="float">
            <text:p>449.3715169761</text:p>
          </table:table-cell>
          <table:table-cell table:style-name="ce1" table:formula="of:=[.D13]*[.E13]" office:value-type="float" office:value="449.349985515579" calcext:value-type="float">
            <text:p>449.3499855156</text:p>
          </table:table-cell>
          <table:table-cell table:style-name="ce2" table:formula="of:=([.F13]-[.G13])/[.G13]" office:value-type="percentage" office:value="0.0000479169049297905" calcext:value-type="percentage">
            <text:p>0.0048%</text:p>
          </table:table-cell>
          <table:table-cell table:style-name="ce3" table:formula="of:=([.F13]-[.G13])^2" office:value-type="float" office:value="0.000463603792819903" calcext:value-type="float">
            <text:p>0.000463603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6.5854312171346" calcext:value-type="float">
            <text:p>46.5854312171</text:p>
          </table:table-cell>
          <table:table-cell table:style-name="ce1" table:formula="of:=(Ncells-[.C14]+2)*dx" office:value-type="float" office:value="8.43996062992126" calcext:value-type="float">
            <text:p>8.4399606299</text:p>
          </table:table-cell>
          <table:table-cell office:value-type="float" office:value="393.199061803058" calcext:value-type="float">
            <text:p>393.1990618031</text:p>
          </table:table-cell>
          <table:table-cell table:style-name="ce1" table:formula="of:=[.D14]*[.E14]" office:value-type="float" office:value="393.179205400521" calcext:value-type="float">
            <text:p>393.1792054005</text:p>
          </table:table-cell>
          <table:table-cell table:style-name="ce2" table:formula="of:=([.F14]-[.G14])/[.G14]" office:value-type="percentage" office:value="0.0000505021686415069" calcext:value-type="percentage">
            <text:p>0.0051%</text:p>
          </table:table-cell>
          <table:table-cell table:style-name="ce3" table:formula="of:=([.F14]-[.G14])^2" office:value-type="float" office:value="0.000394276721730076" calcext:value-type="float">
            <text:p>0.000394276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6.5851904604206" calcext:value-type="float">
            <text:p>46.5851904604</text:p>
          </table:table-cell>
          <table:table-cell table:style-name="ce1" table:formula="of:=(Ncells-[.C15]+2)*dx" office:value-type="float" office:value="7.23425196850394" calcext:value-type="float">
            <text:p>7.2342519685</text:p>
          </table:table-cell>
          <table:table-cell office:value-type="float" office:value="337.026896772722" calcext:value-type="float">
            <text:p>337.0268967727</text:p>
          </table:table-cell>
          <table:table-cell table:style-name="ce1" table:formula="of:=[.D15]*[.E15]" office:value-type="float" office:value="337.009005791429" calcext:value-type="float">
            <text:p>337.0090057914</text:p>
          </table:table-cell>
          <table:table-cell table:style-name="ce2" table:formula="of:=([.F15]-[.G15])/[.G15]" office:value-type="percentage" office:value="0.0000530875465827551" calcext:value-type="percentage">
            <text:p>0.0053%</text:p>
          </table:table-cell>
          <table:table-cell table:style-name="ce3" table:formula="of:=([.F15]-[.G15])^2" office:value-type="float" office:value="0.000320087211653686" calcext:value-type="float">
            <text:p>0.000320087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6.5849496975963" calcext:value-type="float">
            <text:p>46.5849496976</text:p>
          </table:table-cell>
          <table:table-cell table:style-name="ce1" table:formula="of:=(Ncells-[.C16]+2)*dx" office:value-type="float" office:value="6.02854330708661" calcext:value-type="float">
            <text:p>6.0285433071</text:p>
          </table:table-cell>
          <table:table-cell office:value-type="float" office:value="280.855021892488" calcext:value-type="float">
            <text:p>280.8550218925</text:p>
          </table:table-cell>
          <table:table-cell table:style-name="ce1" table:formula="of:=[.D16]*[.E16]" office:value-type="float" office:value="280.83938671041" calcext:value-type="float">
            <text:p>280.8393867104</text:p>
          </table:table-cell>
          <table:table-cell table:style-name="ce2" table:formula="of:=([.F16]-[.G16])/[.G16]" office:value-type="percentage" office:value="0.0000556730388164515" calcext:value-type="percentage">
            <text:p>0.0056%</text:p>
          </table:table-cell>
          <table:table-cell table:style-name="ce3" table:formula="of:=([.F16]-[.G16])^2" office:value-type="float" office:value="0.000244458918597113" calcext:value-type="float">
            <text:p>0.000244458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6.5847089286655" calcext:value-type="float">
            <text:p>46.5847089287</text:p>
          </table:table-cell>
          <table:table-cell table:style-name="ce1" table:formula="of:=(Ncells-[.C17]+2)*dx" office:value-type="float" office:value="4.82283464566929" calcext:value-type="float">
            <text:p>4.8228346457</text:p>
          </table:table-cell>
          <table:table-cell office:value-type="float" office:value="224.683437169695" calcext:value-type="float">
            <text:p>224.6834371697</text:p>
          </table:table-cell>
          <table:table-cell table:style-name="ce1" table:formula="of:=[.D17]*[.E17]" office:value-type="float" office:value="224.670348179587" calcext:value-type="float">
            <text:p>224.6703481796</text:p>
          </table:table-cell>
          <table:table-cell table:style-name="ce2" table:formula="of:=([.F17]-[.G17])/[.G17]" office:value-type="percentage" office:value="0.0000582586452288237" calcext:value-type="percentage">
            <text:p>0.0058%</text:p>
          </table:table-cell>
          <table:table-cell table:style-name="ce3" table:formula="of:=([.F17]-[.G17])^2" office:value-type="float" office:value="0.00017132166204813" calcext:value-type="float">
            <text:p>0.000171321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6.584468153621" calcext:value-type="float">
            <text:p>46.5844681536</text:p>
          </table:table-cell>
          <table:table-cell table:style-name="ce1" table:formula="of:=(Ncells-[.C18]+2)*dx" office:value-type="float" office:value="3.61712598425197" calcext:value-type="float">
            <text:p>3.6171259843</text:p>
          </table:table-cell>
          <table:table-cell office:value-type="float" office:value="168.512142611679" calcext:value-type="float">
            <text:p>168.5121426117</text:p>
          </table:table-cell>
          <table:table-cell table:style-name="ce1" table:formula="of:=[.D18]*[.E18]" office:value-type="float" office:value="168.501890221021" calcext:value-type="float">
            <text:p>168.501890221</text:p>
          </table:table-cell>
          <table:table-cell table:style-name="ce2" table:formula="of:=([.F18]-[.G18])/[.G18]" office:value-type="percentage" office:value="0.0000608443658710099" calcext:value-type="percentage">
            <text:p>0.0061%</text:p>
          </table:table-cell>
          <table:table-cell table:style-name="ce3" table:formula="of:=([.F18]-[.G18])^2" office:value-type="float" office:value="0.000105111514215821" calcext:value-type="float">
            <text:p>0.000105111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6.5842273724697" calcext:value-type="float">
            <text:p>46.5842273725</text:p>
          </table:table-cell>
          <table:table-cell table:style-name="ce1" table:formula="of:=(Ncells-[.C19]+2)*dx" office:value-type="float" office:value="2.41141732283464" calcext:value-type="float">
            <text:p>2.4114173228</text:p>
          </table:table-cell>
          <table:table-cell office:value-type="float" office:value="112.34113822585" calcext:value-type="float">
            <text:p>112.3411382259</text:p>
          </table:table-cell>
          <table:table-cell table:style-name="ce1" table:formula="of:=[.D19]*[.E19]" office:value-type="float" office:value="112.334012856841" calcext:value-type="float">
            <text:p>112.3340128568</text:p>
          </table:table-cell>
          <table:table-cell table:style-name="ce2" table:formula="of:=([.F19]-[.G19])/[.G19]" office:value-type="percentage" office:value="0.0000634302009473637" calcext:value-type="percentage">
            <text:p>0.0063%</text:p>
          </table:table-cell>
          <table:table-cell table:style-name="ce3" table:formula="of:=([.F19]-[.G19])^2" office:value-type="float" office:value="0.0000507708835106152" calcext:value-type="float">
            <text:p>5.07708835106152E-00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6.5839865852072" calcext:value-type="float">
            <text:p>46.5839865852</text:p>
          </table:table-cell>
          <table:table-cell table:style-name="ce1" table:formula="of:=(Ncells-[.C20]+2)*dx" office:value-type="float" office:value="1.20570866141732" calcext:value-type="float">
            <text:p>1.2057086614</text:p>
          </table:table-cell>
          <table:table-cell office:value-type="float" office:value="56.1704240194937" calcext:value-type="float">
            <text:p>56.1704240195</text:p>
          </table:table-cell>
          <table:table-cell table:style-name="ce1" table:formula="of:=[.D20]*[.E20]" office:value-type="float" office:value="56.1667161091326" calcext:value-type="float">
            <text:p>56.1667161091</text:p>
          </table:table-cell>
          <table:table-cell table:style-name="ce2" table:formula="of:=([.F20]-[.G20])/[.G20]" office:value-type="percentage" office:value="0.0000660161500964718" calcext:value-type="percentage">
            <text:p>0.0066%</text:p>
          </table:table-cell>
          <table:table-cell table:style-name="ce3" table:formula="of:=([.F20]-[.G20])^2" office:value-type="float" office:value="0.000013748599245852" calcext:value-type="float">
            <text:p>1.3748599245852E-00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6.5839865852072" calcext:value-type="float">
            <text:p>46.5839865852</text:p>
          </table:table-cell>
          <table:table-cell table:style-name="ce1" table:formula="of:=(Ncells-[.C21]+2)*dx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[.D21]*[.E21]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00%</text:p>
          </table:table-cell>
          <table:table-cell table:style-name="ce3" table:formula="of:=([.F21]-[.G21])^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Average</text:p>
          </table:table-cell>
          <table:table-cell table:style-name="ce2" table:formula="of:=AVERAGE([.H10:.H21])" office:value-type="percentage" office:value="0.0000481641464711165" calcext:value-type="percentage">
            <text:p>0.0048%</text:p>
          </table:table-cell>
          <table:table-cell table:style-name="ce4" table:formula="of:=SQRT(SUM([.I10:.I21]))/[.E2]" office:value-type="float" office:value="0.00575375597001686" calcext:value-type="float">
            <text:p>0.00575375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float" office:value="617.88691642772" calcext:value-type="float">
            <text:p>617.88691642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1.717297476331" calcext:value-type="float">
            <text:p>561.71729747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5.54426228447" calcext:value-type="float">
            <text:p>505.54426228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9.371516976115" calcext:value-type="float">
            <text:p>449.37151697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3.199061803058" calcext:value-type="float">
            <text:p>393.19906180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37.026896772722" calcext:value-type="float">
            <text:p>337.026896772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80.855021892488" calcext:value-type="float">
            <text:p>280.85502189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24.683437169695" calcext:value-type="float">
            <text:p>224.68343716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68.512142611679" calcext:value-type="float">
            <text:p>168.51214261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2.34113822585" calcext:value-type="float">
            <text:p>112.34113822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.1704240194937" calcext:value-type="float">
            <text:p>56.17042401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>
        <table:named-range table:name="dx" table:base-cell-address="$Sheet1.$E$3" table:cell-range-address="$Sheet1.$E$3"/>
        <table:named-range table:name="grav" table:base-cell-address="$Sheet1.$E$4" table:cell-range-address="$Sheet1.$E$4"/>
        <table:named-range table:name="Ncells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51:59.484644820</meta:creation-date>
    <dc:date>2015-03-04T15:36:38.749541404</dc:date>
    <meta:editing-duration>PT2H26M24S</meta:editing-duration>
    <meta:editing-cycles>7</meta:editing-cycles>
    <meta:generator>LibreOffice/4.2.7.2$Linux_X86_64 LibreOffice_project/420m0$Build-2</meta:generator>
    <meta:document-statistic meta:table-count="2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4.102cm" svg:y="0.316cm" chart:style-name="ch2">
          <text:p>Steady State Gravity Head Calculation</text:p>
        </chart:title>
        <chart:legend chart:legend-position="end" svg:x="11.339cm" svg:y="3.954cm" style:legend-expansion="high" chart:style-name="ch3"/>
        <chart:plot-area chart:style-name="ch4" table:cell-range-address="Sheet1.E8:Sheet1.G21" chart:data-source-has-labels="row" svg:x="1.33cm" svg:y="1.301cm" svg:width="9.69cm" svg:height="6.543cm">
          <chartooo:coordinate-region svg:x="2.137cm" svg:y="1.501cm" svg:width="8.696cm" svg:height="5.696cm"/>
          <chart:axis chart:dimension="x" chart:name="primary-x" chart:style-name="ch5">
            <chart:title svg:x="5.006cm" svg:y="8.024cm" chart:style-name="ch6">
              <text:p>Height from Top</text:p>
            </chart:title>
          </chart:axis>
          <chart:axis chart:dimension="y" chart:name="primary-y" chart:style-name="ch5">
            <chart:title svg:x="0.451cm" svg:y="5.82cm" chart:style-name="ch7">
              <text:p>Pressure [lb/ft^2]</text:p>
            </chart:title>
            <chart:grid chart:style-name="ch8" chart:class="major"/>
          </chart:axis>
          <chart:series chart:style-name="ch9" chart:values-cell-range-address="Sheet1.F10:Sheet1.F21" chart:label-cell-address="Sheet1.F8:Sheet1.F9" chart:class="chart:scatter">
            <chart:domain table:cell-range-address="Sheet1.E10:Sheet1.E21"/>
            <chart:data-point chart:repeated="12"/>
          </chart:series>
          <chart:series chart:style-name="ch10" chart:values-cell-range-address="Sheet1.G10:Sheet1.G21" chart:label-cell-address="Sheet1.G8:Sheet1.G9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essure lb/ft^2</text:p>
                <text:list>
                  <text:list-item>
                    <text:p>Pressure</text:p>
                  </text:list-item>
                  <text:list-item>
                    <text:p>lb/ft^2</text:p>
                  </text:list-item>
                </text:list>
                <draw:g>
                  <svg:desc>Sheet1.F8:Sheet1.F9</svg:desc>
                </draw:g>
              </table:table-cell>
              <table:table-cell office:value-type="string">
                <text:p>Calc. Pressure lb/ft^2</text:p>
                <text:list>
                  <text:list-item>
                    <text:p>Calc. Pressure</text:p>
                  </text:list-item>
                  <text:list-item>
                    <text:p>lb/ft^2</text:p>
                  </text:list-item>
                </text:list>
                <draw:g>
                  <svg:desc>Sheet1.G8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627952755905">
                <text:p>13.2627952755905</text:p>
                <draw:g>
                  <svg:desc>Sheet1.E10:Sheet1.E21</svg:desc>
                </draw:g>
              </table:table-cell>
              <table:table-cell office:value-type="float" office:value="616.913196499609">
                <text:p>616.913196499609</text:p>
                <draw:g>
                  <svg:desc>Sheet1.F10:Sheet1.F21</svg:desc>
                </draw:g>
              </table:table-cell>
              <table:table-cell office:value-type="float" office:value="616.887370585061">
                <text:p>616.887370585061</text:p>
                <draw:g>
                  <svg:desc>Sheet1.G10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570866141732">
                <text:p>12.0570866141732</text:p>
              </table:table-cell>
              <table:table-cell office:value-type="float" office:value="560.832526446421">
                <text:p>560.832526446421</text:p>
              </table:table-cell>
              <table:table-cell office:value-type="float" office:value="560.803167131476">
                <text:p>560.803167131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513779527559">
                <text:p>10.8513779527559</text:p>
              </table:table-cell>
              <table:table-cell office:value-type="float" office:value="504.747683021431">
                <text:p>504.747683021431</text:p>
              </table:table-cell>
              <table:table-cell office:value-type="float" office:value="504.719670365453">
                <text:p>504.719670365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4566929133858">
                <text:p>9.64566929133858</text:p>
              </table:table-cell>
              <table:table-cell office:value-type="float" office:value="448.663192889">
                <text:p>448.663192889</text:p>
              </table:table-cell>
              <table:table-cell office:value-type="float" office:value="448.636880512393">
                <text:p>448.636880512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3996062992126">
                <text:p>8.43996062992126</text:p>
              </table:table-cell>
              <table:table-cell office:value-type="float" office:value="392.579056385398">
                <text:p>392.579056385398</text:p>
              </table:table-cell>
              <table:table-cell office:value-type="float" office:value="392.554797484627">
                <text:p>392.554797484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3425196850394">
                <text:p>7.23425196850394</text:p>
              </table:table-cell>
              <table:table-cell office:value-type="float" office:value="336.49527348105">
                <text:p>336.49527348105</text:p>
              </table:table-cell>
              <table:table-cell office:value-type="float" office:value="336.473421193733">
                <text:p>336.47342119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854330708661">
                <text:p>6.02854330708661</text:p>
              </table:table-cell>
              <table:table-cell office:value-type="float" office:value="280.411844147002">
                <text:p>280.411844147002</text:p>
              </table:table-cell>
              <table:table-cell office:value-type="float" office:value="280.392751552032">
                <text:p>280.392751552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2283464566929">
                <text:p>4.82283464566929</text:p>
              </table:table-cell>
              <table:table-cell office:value-type="float" office:value="224.328768353576">
                <text:p>224.328768353576</text:p>
              </table:table-cell>
              <table:table-cell office:value-type="float" office:value="224.312788471506">
                <text:p>224.312788471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1712598425197">
                <text:p>3.61712598425197</text:p>
              </table:table-cell>
              <table:table-cell office:value-type="float" office:value="168.246046071404">
                <text:p>168.246046071404</text:p>
              </table:table-cell>
              <table:table-cell office:value-type="float" office:value="168.233531864013">
                <text:p>168.233531864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141732283464">
                <text:p>2.41141732283464</text:p>
              </table:table-cell>
              <table:table-cell office:value-type="float" office:value="112.163677271335">
                <text:p>112.163677271335</text:p>
              </table:table-cell>
              <table:table-cell office:value-type="float" office:value="112.154981641599">
                <text:p>112.154981641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570866141732">
                <text:p>1.20570866141732</text:p>
              </table:table-cell>
              <table:table-cell office:value-type="float" office:value="56.0816619239725">
                <text:p>56.0816619239725</text:p>
              </table:table-cell>
              <table:table-cell office:value-type="float" office:value="56.0771377162568">
                <text:p>56.0771377162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4.102cm" svg:y="0.316cm" chart:style-name="ch2">
          <text:p>Steady State Gravity Head Calculation</text:p>
        </chart:title>
        <chart:legend chart:legend-position="end" svg:x="11.339cm" svg:y="3.954cm" style:legend-expansion="high" chart:style-name="ch3"/>
        <chart:plot-area chart:style-name="ch4" table:cell-range-address="Sheet2.E10:Sheet2.G21 Sheet2.F8:Sheet2.G9" chart:data-source-has-labels="row" svg:x="1.33cm" svg:y="1.301cm" svg:width="9.69cm" svg:height="6.543cm">
          <chartooo:coordinate-region svg:x="2.137cm" svg:y="1.501cm" svg:width="8.696cm" svg:height="5.696cm"/>
          <chart:axis chart:dimension="x" chart:name="primary-x" chart:style-name="ch5">
            <chart:title svg:x="5.006cm" svg:y="8.024cm" chart:style-name="ch6">
              <text:p>Height from Top</text:p>
            </chart:title>
          </chart:axis>
          <chart:axis chart:dimension="y" chart:name="primary-y" chart:style-name="ch5">
            <chart:title svg:x="0.451cm" svg:y="5.82cm" chart:style-name="ch7">
              <text:p>Pressure [lb/ft^2]</text:p>
            </chart:title>
            <chart:grid chart:style-name="ch8" chart:class="major"/>
          </chart:axis>
          <chart:series chart:style-name="ch9" chart:values-cell-range-address="Sheet2.F10:Sheet2.F21" chart:label-cell-address="Sheet2.F8:Sheet2.F9" chart:class="chart:scatter">
            <chart:domain table:cell-range-address="Sheet2.E10:Sheet2.E21"/>
            <chart:data-point chart:repeated="12"/>
          </chart:series>
          <chart:series chart:style-name="ch10" chart:values-cell-range-address="Sheet2.G10:Sheet2.G21" chart:label-cell-address="Sheet2.G8:Sheet2.G9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essure lb/ft^2</text:p>
                <text:list>
                  <text:list-item>
                    <text:p>Pressure</text:p>
                  </text:list-item>
                  <text:list-item>
                    <text:p>lb/ft^2</text:p>
                  </text:list-item>
                </text:list>
                <draw:g>
                  <svg:desc>Sheet2.F8:Sheet2.F9</svg:desc>
                </draw:g>
              </table:table-cell>
              <table:table-cell office:value-type="string">
                <text:p>Calc. Pressure lb/ft^2</text:p>
                <text:list>
                  <text:list-item>
                    <text:p>Calc. Pressure</text:p>
                  </text:list-item>
                  <text:list-item>
                    <text:p>lb/ft^2</text:p>
                  </text:list-item>
                </text:list>
                <draw:g>
                  <svg:desc>Sheet2.G8:Sheet2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627952755905">
                <text:p>13.2627952755905</text:p>
                <draw:g>
                  <svg:desc>Sheet2.E10:Sheet2.E21</svg:desc>
                </draw:g>
              </table:table-cell>
              <table:table-cell office:value-type="float" office:value="617.88691642772">
                <text:p>617.88691642772</text:p>
                <draw:g>
                  <svg:desc>Sheet2.F10:Sheet2.F21</svg:desc>
                </draw:g>
              </table:table-cell>
              <table:table-cell office:value-type="float" office:value="617.86580846528">
                <text:p>617.86580846528</text:p>
                <draw:g>
                  <svg:desc>Sheet2.G10:Sheet2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570866141732">
                <text:p>12.0570866141732</text:p>
              </table:table-cell>
              <table:table-cell office:value-type="float" office:value="561.717297476331">
                <text:p>561.717297476331</text:p>
              </table:table-cell>
              <table:table-cell office:value-type="float" office:value="561.693287175409">
                <text:p>561.69328717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513779527559">
                <text:p>10.8513779527559</text:p>
              </table:table-cell>
              <table:table-cell office:value-type="float" office:value="505.54426228447">
                <text:p>505.54426228447</text:p>
              </table:table-cell>
              <table:table-cell office:value-type="float" office:value="505.521346114554">
                <text:p>505.521346114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4566929133858">
                <text:p>9.64566929133858</text:p>
              </table:table-cell>
              <table:table-cell office:value-type="float" office:value="449.371516976115">
                <text:p>449.371516976115</text:p>
              </table:table-cell>
              <table:table-cell office:value-type="float" office:value="449.349985515579">
                <text:p>449.349985515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3996062992126">
                <text:p>8.43996062992126</text:p>
              </table:table-cell>
              <table:table-cell office:value-type="float" office:value="393.199061803058">
                <text:p>393.199061803058</text:p>
              </table:table-cell>
              <table:table-cell office:value-type="float" office:value="393.179205400521">
                <text:p>393.179205400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3425196850394">
                <text:p>7.23425196850394</text:p>
              </table:table-cell>
              <table:table-cell office:value-type="float" office:value="337.026896772722">
                <text:p>337.026896772722</text:p>
              </table:table-cell>
              <table:table-cell office:value-type="float" office:value="337.009005791429">
                <text:p>337.00900579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854330708661">
                <text:p>6.02854330708661</text:p>
              </table:table-cell>
              <table:table-cell office:value-type="float" office:value="280.855021892488">
                <text:p>280.855021892488</text:p>
              </table:table-cell>
              <table:table-cell office:value-type="float" office:value="280.83938671041">
                <text:p>280.83938671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2283464566929">
                <text:p>4.82283464566929</text:p>
              </table:table-cell>
              <table:table-cell office:value-type="float" office:value="224.683437169695">
                <text:p>224.683437169695</text:p>
              </table:table-cell>
              <table:table-cell office:value-type="float" office:value="224.670348179587">
                <text:p>224.670348179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1712598425197">
                <text:p>3.61712598425197</text:p>
              </table:table-cell>
              <table:table-cell office:value-type="float" office:value="168.512142611679">
                <text:p>168.512142611679</text:p>
              </table:table-cell>
              <table:table-cell office:value-type="float" office:value="168.501890221021">
                <text:p>168.501890221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141732283464">
                <text:p>2.41141732283464</text:p>
              </table:table-cell>
              <table:table-cell office:value-type="float" office:value="112.34113822585">
                <text:p>112.34113822585</text:p>
              </table:table-cell>
              <table:table-cell office:value-type="float" office:value="112.334012856841">
                <text:p>112.334012856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570866141732">
                <text:p>1.20570866141732</text:p>
              </table:table-cell>
              <table:table-cell office:value-type="float" office:value="56.1704240194937">
                <text:p>56.1704240194937</text:p>
              </table:table-cell>
              <table:table-cell office:value-type="float" office:value="56.1667161091326">
                <text:p>56.1667161091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